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3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sDecision#%</text:p>
      <text:p text:style-name="P2"/>
      <text:p text:style-name="P3">%=LETTRE_CONCERNE=%</text:p>
      <text:p text:style-name="P5"/>
      <text:p text:style-name="P5"/>
      <text:p text:style-name="P1">%=titreTiers=%</text:p>
      <text:p text:style-name="P1"/>
      <text:p text:style-name="P1">%=LETTRE_PARA1=%<text:span text:style-name="T1">%=LETTRE_PARA1_EXPOSANT1=%</text:span> %=LETTRE_PARA1_SUITE1=%</text:p>
      <text:p text:style-name="P1"/>
      <text:p text:style-name="P7">%=LETTRE_PARA2=%<text:span text:style-name="T1">%=LETTRE_PARA2_EXPOSANT1=%</text:span> %=LETTRE_PARA2_SUITE1=%<text:span text:style-name="T1">%=LETTRE_PARA2_EXPOSANT2=%</text:span> %=LETTRE_PARA2_SUITE2=%</text:p>
      <text:p text:style-name="P1"/>
      <text:p text:style-name="P6">%=LETTRE_PARA3=%<text:span text:style-name="T1">%=LETTRE_PARA3_EXPOSANT1=%</text:span> %=LETTRE_PARA3_SUITE1=%</text:p>
      <text:list xml:id="list30487927" text:style-name="L1">
        <text:list-item>
          <text:p text:style-name="P12">%=remLineWhenBlank(LETTRE_PUCE1_A)=%</text:p>
        </text:list-item>
        <text:list-item>
          <text:p text:style-name="P12">%=remLineWhenBlank(LETTRE_PUCE1_B)=%</text:p>
        </text:list-item>
        <text:list-item>
          <text:p text:style-name="P12">%=remLineWhenBlank(LETTRE_PUCE1_C)=%</text:p>
        </text:list-item>
        <text:list-item>
          <text:p text:style-name="P12">%=remLineWhenBlank(LETTRE_PUCE1_D)=%</text:p>
        </text:list-item>
      </text:list>
      <text:p text:style-name="P8"/>
      <text:p text:style-name="P1">%=LETTRE_PARA4=%</text:p>
      <text:list xml:id="list30494513" text:style-name="L2">
        <text:list-item>
          <text:p text:style-name="P13">%=remLineWhenBlank(LETTRE_PUCE2_A)=%</text:p>
        </text:list-item>
        <text:list-item>
          <text:p text:style-name="P13">%=remLineWhenBlank(LETTRE_PUCE2_B)=%</text:p>
        </text:list-item>
        <text:list-item>
          <text:p text:style-name="P13">%=remLineWhenBlank(LETTRE_PUCE2_C)=%</text:p>
        </text:list-item>
        <text:list-item>
          <text:p text:style-name="P13">%=remLineWhenBlank(LETTRE_PUCE2_D)=%</text:p>
        </text:list-item>
      </text:list>
      <text:p text:style-name="P9"/>
      <text:p text:style-name="P6"><text:span text:style-name="T2">%=remLineWhenBlank(LETTRE_PARA5,1)=%</text:span><text:span text:style-name="T1">%=LETTRE_PARA5_EXPOSANT1=%</text:span><text:span text:style-name="T2"> %=LETTRE_PARA5_SUITE1=%</text:span></text:p>
      <text:p text:style-name="P9"/>
      <text:p text:style-name="P1">%=<text:span text:style-name="T3">remLineWhenBlank(</text:span>LETTRE_PARA6,1)=%</text:p>
      <text:p text:style-name="P9"/>
      <text:p text:style-name="P1">%=remLineWhenBlank(LETTRE_PARA7,1)=%</text:p>
      <text:p text:style-name="P9"/>
      <text:p text:style-name="P1">%=remLineWhenBlank(LETTRE_PARA8,1)=%</text:p>
      <text:p text:style-name="P1"/>
      <text:p text:style-name="P10">%#include <text:s/>signatures/standard#%</text:p>
      <text:p text:style-name="P10">%=pushToEnd()=%</text:p>
      <text:p text:style-name="P11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071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7-09-19T10:46:01.44</dc:date>
    <meta:print-date>2008-11-18T12:45:06</meta:print-date>
    <meta:editing-cycles>264</meta:editing-cycles>
    <meta:editing-duration>PT18H19M43S</meta:editing-duration>
    <meta:document-statistic meta:table-count="0" meta:image-count="0" meta:object-count="0" meta:page-count="1" meta:paragraph-count="22" meta:word-count="39" meta:character-count="908"/>
    <meta:user-defined meta:name="Info 1"/>
    <meta:user-defined meta:name="Info 2"/>
    <meta:user-defined meta:name="Info 3"/>
    <meta:user-defined meta:name="Info 4"/>
  </office:meta>
</office:document-meta>
</file>